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5.95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5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1" style:family="table-cell" style:parent-style-name="Default">
      <style:table-cell-properties fo:background-color="#999999"/>
    </style:style>
    <style:style style:name="ce32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3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4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56">
            <text:p>Rel. 56</text:p>
          </table:table-cell>
          <table:table-cell table:style-name="ce9" office:value-type="float" office:value="57">
            <text:p>Rel. 57</text:p>
          </table:table-cell>
          <table:table-cell table:style-name="ce9" office:value-type="float" office:value="58">
            <text:p>Rel. 58</text:p>
          </table:table-cell>
          <table:table-cell table:style-name="ce9" office:value-type="float" office:value="59">
            <text:p>Rel. 59</text:p>
          </table:table-cell>
          <table:table-cell table:style-name="ce9" office:value-type="float" office:value="60">
            <text:p>Rel. 60</text:p>
          </table:table-cell>
          <table:table-cell table:style-name="ce9" office:value-type="float" office:value="61">
            <text:p>Rel. 61</text:p>
          </table:table-cell>
          <table:table-cell table:style-name="ce9" office:value-type="float" office:value="62">
            <text:p>Rel. 62</text:p>
          </table:table-cell>
          <table:table-cell table:style-name="ce9" office:value-type="float" office:value="63">
            <text:p>Rel. 63</text:p>
          </table:table-cell>
          <table:table-cell table:style-name="ce9" office:value-type="float" office:value="64">
            <text:p>Rel. 64</text:p>
          </table:table-cell>
          <table:table-cell table:style-name="ce9" office:value-type="float" office:value="65">
            <text:p>Rel. 65</text:p>
          </table:table-cell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55">
            <text:p>4155</text:p>
          </table:table-cell>
          <table:table-cell table:number-columns-repeated="2" table:style-name="ce10" office:value-type="float" office:value="4206">
            <text:p>4206</text:p>
          </table:table-cell>
          <table:table-cell table:style-name="ce10" office:value-type="float" office:value="4211">
            <text:p>4211</text:p>
          </table:table-cell>
          <table:table-cell table:number-columns-repeated="2" table:style-name="ce10" office:value-type="float" office:value="4257">
            <text:p>4257</text:p>
          </table:table-cell>
          <table:table-cell table:style-name="ce10" office:value-type="float" office:value="4301">
            <text:p>4301</text:p>
          </table:table-cell>
          <table:table-cell table:style-name="ce10" office:value-type="float" office:value="4315">
            <text:p>4315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62">
            <text:p>1062</text:p>
          </table:table-cell>
          <table:table-cell table:number-columns-repeated="2" table:style-name="ce10" office:value-type="float" office:value="1066">
            <text:p>1066</text:p>
          </table:table-cell>
          <table:table-cell table:style-name="ce10" office:value-type="float" office:value="1067">
            <text:p>1067</text:p>
          </table:table-cell>
          <table:table-cell table:number-columns-repeated="2" table:style-name="ce10" office:value-type="float" office:value="1077">
            <text:p>1077</text:p>
          </table:table-cell>
          <table:table-cell table:style-name="ce10" office:value-type="float" office:value="1090">
            <text:p>1090</text:p>
          </table:table-cell>
          <table:table-cell table:style-name="ce10" office:value-type="float" office:value="1094">
            <text:p>1094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Y</text:p>
          </table:table-cell>
          <table:table-cell table:style-name="ce6" office:value-type="string">
            <text:p>PRELIMINARY – Active Y</text:p>
          </table:table-cell>
          <table:table-cell table:style-name="ce10" table:number-columns-repeated="3"/>
          <table:table-cell table:style-name="ce10" office:value-type="float" office:value="53">
            <text:p>53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72">
            <text:p>72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N</text:p>
          </table:table-cell>
          <table:table-cell table:style-name="ce6" office:value-type="string">
            <text:p>PRELIMINARY – Active N</text:p>
          </table:table-cell>
          <table:table-cell table:style-name="ce10" table:number-columns-repeated="3"/>
          <table:table-cell table:number-columns-repeated="3" table:style-name="ce10" office:value-type="float" office:value="38">
            <text:p>38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46">
            <text:p>46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52">
            <text:p>5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3">
            <text:p>23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8];IF([.B8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table:number-columns-repeated="3"/>
          <table:table-cell table:style-name="ce10" office:value-type="float" office:value="14">
            <text:p>14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9];IF([.B9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3"/>
          <table:table-cell table:number-columns-repeated="3"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905">
            <text:p>4905</text:p>
          </table:table-cell>
          <table:table-cell table:number-columns-repeated="2" table:style-name="ce10" office:value-type="float" office:value="4959">
            <text:p>4959</text:p>
          </table:table-cell>
          <table:table-cell table:style-name="ce10" office:value-type="float" office:value="4965">
            <text:p>4965</text:p>
          </table:table-cell>
          <table:table-cell table:number-columns-repeated="2" table:style-name="ce10" office:value-type="float" office:value="5011">
            <text:p>5011</text:p>
          </table:table-cell>
          <table:table-cell table:style-name="ce10" office:value-type="float" office:value="5059">
            <text:p>5059</text:p>
          </table:table-cell>
          <table:table-cell table:style-name="ce10" office:value-type="float" office:value="5075">
            <text:p>5075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ELIMINARY (enzyme.dat)</text:p>
          </table:table-cell>
          <table:table-cell table:style-name="ce10" table:number-columns-repeated="3"/>
          <table:table-cell table:style-name="ce10" office:value-type="float" office:value="91">
            <text:p>91</text:p>
          </table:table-cell>
          <table:table-cell table:number-columns-repeated="2" table:style-name="ce10" office:value-type="float" office:value="106">
            <text:p>106</text:p>
          </table:table-cell>
          <table:table-cell table:style-name="ce10" office:value-type="float" office:value="112">
            <text:p>112</text:p>
          </table:table-cell>
          <table:table-cell table:style-name="ce10" office:value-type="float" office:value="118">
            <text:p>118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56">
            <text:p>5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30">
            <text:p>30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6" table:end-x="0.209cm" table:end-y="0.242cm" draw:z-index="0" draw:style-name="gr1" svg:width="32.008cm" svg:height="13.541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 'Enzyme entries'.C8:'Enzyme entries'.C8 'Enzyme entries'.D8:'Enzyme entries'.O8 'Enzyme entries'.C9:'Enzyme entries'.C9 'Enzyme entries'.D9:'Enzyme entries'.O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table:style-name="ce14"/>
          <table:table-cell table:style-name="ce17" table:number-columns-repeated="2"/>
          <table:table-cell table:number-columns-repeated="1004"/>
        </table:table-row>
        <table:table-row table:style-name="ro3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3"/>
          <table:table-cell table:style-name="ce12"/>
          <table:table-cell table:style-name="ce15" table:number-columns-repeated="2"/>
          <table:table-cell table:style-name="ce17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12"/>
          <table:table-cell table:style-name="ce15" table:number-columns-repeated="2"/>
          <table:table-cell table:style-name="ce17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12"/>
          <table:table-cell table:style-name="ce15" table:number-columns-repeated="2"/>
          <table:table-cell table:style-name="ce17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15" table:number-columns-repeated="2"/>
          <table:table-cell table:style-name="ce17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5" table:number-columns-repeated="2"/>
          <table:table-cell table:style-name="ce17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4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3"/>
          <table:table-cell table:style-name="ce16" table:number-columns-repeated="2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2"/>
          <table:table-cell/>
          <table:table-cell table:style-name="ce4"/>
          <table:table-cell table:style-name="ce8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 table:number-columns-repeated="2"/>
          <table:table-cell table:style-name="ce4"/>
          <table:table-cell table:style-name="ce8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3"/>
          <table:table-cell table:style-name="ce4"/>
          <table:table-cell table:style-name="ce8" table:number-columns-repeated="2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 table:number-rows-repeated="2">
          <table:table-cell table:number-columns-repeated="1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1004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O73" table:end-x="0.904cm" table:end-y="0.256cm" draw:z-index="1" draw:style-name="gr1" svg:width="30.817cm" svg:height="10.954cm" svg:x="1.263cm" svg:y="0.358cm">
              <draw:object draw:notify-on-update-of-ranges="'Enzyme entries'.E1:'Enzyme entries'.O1 'Enzyme entries'.C11:'Enzyme entries'.C11 'Enzyme entries'.D11:'Enzyme entries'.O11 'Enzyme entries'.C12:'Enzyme entries'.C12 'Enzyme entries'.D12:'Enzyme entries'.O12 'Enzyme entries'.C13:'Enzyme entries'.C13 'Enzyme entries'.D13:'Enzyme entries'.O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5">
          <table:table-cell table:style-name="ce18" office:value-type="string">
            <text:p>Db name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2" table:number-columns-repeated="220"/>
          <table:table-cell table:number-columns-repeated="23"/>
          <table:table-cell table:style-name="ce22" table:number-columns-repeated="768"/>
        </table:table-row>
        <table:table-row table:style-name="ro3">
          <table:table-cell table:style-name="ce19" office:value-type="string">
            <text:p>CAS </text:p>
          </table:table-cell>
          <table:table-cell table:style-name="ce10" office:value-type="float" office:value="3395">
            <text:p>3395</text:p>
          </table:table-cell>
          <table:table-cell table:style-name="ce10" office:value-type="float" office:value="3396">
            <text:p>3396</text:p>
          </table:table-cell>
          <table:table-cell table:number-columns-repeated="2" table:style-name="ce10" office:value-type="float" office:value="3413">
            <text:p>3413</text:p>
          </table:table-cell>
          <table:table-cell table:number-columns-repeated="2" table:style-name="ce10" office:value-type="float" office:value="3411">
            <text:p>3411</text:p>
          </table:table-cell>
          <table:table-cell table:style-name="ce10" office:value-type="float" office:value="3410">
            <text:p>3410</text:p>
          </table:table-cell>
          <table:table-cell table:style-name="ce10" office:value-type="float" office:value="3409">
            <text:p>3409</text:p>
          </table:table-cell>
          <table:table-cell table:style-name="ce10" table:number-columns-repeated="224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WIT </text:p>
          </table:table-cell>
          <table:table-cell table:number-columns-repeated="4" table:style-name="ce10" office:value-type="float" office:value="818">
            <text:p>818</text:p>
          </table:table-cell>
          <table:table-cell table:number-columns-repeated="2" table:style-name="ce10" office:value-type="float" office:value="813">
            <text:p>813</text:p>
          </table:table-cell>
          <table:table-cell table:style-name="ce10" office:value-type="float" office:value="806">
            <text:p>806</text:p>
          </table:table-cell>
          <table:table-cell table:style-name="ce10" office:value-type="float" office:value="805">
            <text:p>805</text:p>
          </table:table-cell>
          <table:table-cell table:style-name="ce10" table:number-columns-repeated="224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NIST 74 </text:p>
          </table:table-cell>
          <table:table-cell table:number-columns-repeated="8" table:style-name="ce10" office:value-type="float" office:value="354">
            <text:p>354</text:p>
          </table:table-cell>
          <table:table-cell table:style-name="ce10" table:number-columns-repeated="224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MEROPS </text:p>
          </table:table-cell>
          <table:table-cell table:number-columns-repeated="8" table:style-name="ce10" office:value-type="float" office:value="345">
            <text:p>345</text:p>
          </table:table-cell>
          <table:table-cell table:style-name="ce10" table:number-columns-repeated="224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UM-BBD </text:p>
          </table:table-cell>
          <table:table-cell table:number-columns-repeated="6" table:style-name="ce10" office:value-type="float" office:value="219">
            <text:p>219</text:p>
          </table:table-cell>
          <table:table-cell table:number-columns-repeated="2" table:style-name="ce10" office:value-type="float" office:value="218">
            <text:p>218</text:p>
          </table:table-cell>
          <table:table-cell table:style-name="ce10" table:number-columns-repeated="224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ERGO 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24"/>
          <table:table-cell table:number-columns-repeated="23"/>
          <table:table-cell table:style-name="ce10" table:number-columns-repeated="768"/>
        </table:table-row>
        <table:table-row table:style-name="ro3" table:visibility="collapse">
          <table:table-cell table:style-name="ce20" office:value-type="string">
            <text:p>(ALL)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5133">
            <text:p>5133</text:p>
          </table:table-cell>
          <table:table-cell table:style-name="ce5" table:formula="of:=SUM([.D2:.D7])" office:value-type="float" office:value="5150">
            <text:p>5150</text:p>
          </table:table-cell>
          <table:table-cell table:style-name="ce5" table:formula="of:=SUM([.E2:.E7])" office:value-type="float" office:value="5150">
            <text:p>5150</text:p>
          </table:table-cell>
          <table:table-cell table:style-name="ce5" table:formula="of:=SUM([.F2:.F7])" office:value-type="float" office:value="5144">
            <text:p>5144</text:p>
          </table:table-cell>
          <table:table-cell table:style-name="ce5" table:formula="of:=SUM([.G2:.G7])" office:value-type="float" office:value="5144">
            <text:p>5144</text:p>
          </table:table-cell>
          <table:table-cell table:style-name="ce5" table:formula="of:=SUM([.H2:.H7])" office:value-type="float" office:value="5137">
            <text:p>5137</text:p>
          </table:table-cell>
          <table:table-cell table:style-name="ce5" table:formula="of:=SUM([.I2:.I7])" office:value-type="float" office:value="5136">
            <text:p>5136</text:p>
          </table:table-cell>
          <table:table-cell table:style-name="ce5" table:formula="of:=SUM([.J2:.J7])" office:value-type="float" office:value="0">
            <text:p>0</text:p>
          </table:table-cell>
          <table:table-cell table:style-name="ce5" table:formula="of:=SUM([.K2:.K7])" office:value-type="float" office:value="0">
            <text:p>0</text:p>
          </table:table-cell>
          <table:table-cell table:style-name="ce5" table:formula="of:=SUM([.L2:.L7])" office:value-type="float" office:value="0">
            <text:p>0</text:p>
          </table:table-cell>
          <table:table-cell table:style-name="ce5" table:formula="of:=SUM([.M2:.M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1" table:end-x="1.212cm" table:end-y="0.303cm" draw:z-index="0" draw:style-name="gr1" svg:width="30.475cm" svg:height="13.168cm" svg:x="0.184cm" svg:y="0.399cm">
              <draw:object draw:notify-on-update-of-ranges="links.B1:links.M1 links.A2:links.A2 links.B2:links.M2 links.A3:links.A3 links.B3:links.M3 links.A3:links.A3 links.B3:links.M3 links.A6:links.A6 links.B6:links.M6 links.A3:links.A3 links.B3:links.M3 links.A3:links.A3 links.B3:links.M3 links.A4:links.A4 links.B4:links.M4 links.A5:links.A5 links.B5:links.M5 links.A8:links.A8 links.B8:links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17"/>
          <table:table-cell table:style-name="ce14"/>
          <table:table-cell table:number-columns-repeated="1006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13"/>
          <table:table-cell table:style-name="ce17"/>
          <table:table-cell table:style-name="ce14"/>
          <table:table-cell table:number-columns-repeated="1006"/>
        </table:table-row>
        <table:table-row table:style-name="ro2" table:number-rows-repeated="2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4" table:number-rows-repeated="2">
          <table:table-cell/>
          <table:table-cell table:style-name="ce8"/>
          <table:table-cell table:style-name="ce4"/>
          <table:table-cell table:number-columns-repeated="13"/>
          <table:table-cell table:style-name="ce13"/>
          <table:table-cell table:style-name="ce4"/>
          <table:table-cell table:number-columns-repeated="1006"/>
        </table:table-row>
        <table:table-row table:style-name="ro4" table:number-rows-repeated="4">
          <table:table-cell/>
          <table:table-cell table:style-name="ce4"/>
          <table:table-cell table:number-columns-repeated="14"/>
          <table:table-cell table:style-name="ce13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5"/>
          <table:table-cell table:style-name="ce17"/>
          <table:table-cell table:style-name="ce14"/>
          <table:table-cell table:number-columns-repeated="1017"/>
        </table:table-row>
        <table:table-row table:style-name="ro2">
          <table:table-cell/>
          <table:table-cell table:style-name="ce8"/>
          <table:table-cell table:style-name="ce17"/>
          <table:table-cell table:style-name="ce14"/>
          <table:table-cell/>
          <table:table-cell table:style-name="ce17"/>
          <table:table-cell table:style-name="ce14"/>
          <table:table-cell table:number-columns-repeated="1017"/>
        </table:table-row>
        <table:table-row table:style-name="ro2" table:number-rows-repeated="4">
          <table:table-cell/>
          <table:table-cell table:style-name="ce8"/>
          <table:table-cell table:style-name="ce17"/>
          <table:table-cell table:style-name="ce14"/>
          <table:table-cell table:style-name="ce17"/>
          <table:table-cell table:style-name="ce14" table:number-columns-repeated="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7"/>
          <table:table-cell table:style-name="ce14"/>
          <table:table-cell table:style-name="ce17"/>
          <table:table-cell table:style-name="ce14"/>
          <table:table-cell table:number-columns-repeated="1018"/>
        </table:table-row>
        <table:table-row table:style-name="ro2">
          <table:table-cell/>
          <table:table-cell table:style-name="ce8"/>
          <table:table-cell table:style-name="ce4"/>
          <table:table-cell/>
          <table:table-cell table:style-name="ce17"/>
          <table:table-cell table:style-name="ce14"/>
          <table:table-cell table:number-columns-repeated="1018"/>
        </table:table-row>
        <table:table-row table:style-name="ro2" table:number-rows-repeated="2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3">
          <table:table-cell table:style-name="ce23" office:value-type="string">
            <text:p>External entries </text:p>
          </table:table-cell>
          <table:table-cell table:style-name="ce25" office:value-type="float" office:value="56">
            <text:p>Rel. 56</text:p>
          </table:table-cell>
          <table:table-cell table:style-name="ce25" office:value-type="float" office:value="57">
            <text:p>Rel. 57</text:p>
          </table:table-cell>
          <table:table-cell table:style-name="ce25" office:value-type="float" office:value="58">
            <text:p>Rel. 58</text:p>
          </table:table-cell>
          <table:table-cell table:style-name="ce25" office:value-type="float" office:value="59">
            <text:p>Rel. 59</text:p>
          </table:table-cell>
          <table:table-cell table:style-name="ce25" office:value-type="float" office:value="60">
            <text:p>Rel. 60</text:p>
          </table:table-cell>
          <table:table-cell table:style-name="ce25" office:value-type="float" office:value="61">
            <text:p>Rel. 61</text:p>
          </table:table-cell>
          <table:table-cell table:style-name="ce25" office:value-type="float" office:value="62">
            <text:p>Rel. 62</text:p>
          </table:table-cell>
          <table:table-cell table:style-name="ce25" office:value-type="float" office:value="63">
            <text:p>Rel. 63</text:p>
          </table:table-cell>
          <table:table-cell table:style-name="ce25" office:value-type="float" office:value="64">
            <text:p>Rel. 64</text:p>
          </table:table-cell>
          <table:table-cell table:style-name="ce25" office:value-type="float" office:value="65">
            <text:p>Rel. 65</text:p>
          </table:table-cell>
          <table:table-cell table:style-name="ce25" office:value-type="float" office:value="66">
            <text:p>Rel. 66</text:p>
          </table:table-cell>
          <table:table-cell table:style-name="ce25" office:value-type="float" office:value="67">
            <text:p>Rel. 67</text:p>
          </table:table-cell>
          <table:table-cell table:style-name="ce30" table:number-columns-repeated="209"/>
          <table:table-cell table:style-name="ce32" table:number-columns-repeated="34"/>
          <table:table-cell table:style-name="ce30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6" office:value-type="float" office:value="180632">
            <text:p>180632</text:p>
          </table:table-cell>
          <table:table-cell table:style-name="ce26" office:value-type="float" office:value="179636">
            <office:annotation draw:style-name="gr2" draw:text-style-name="P2" svg:width="2.894cm" svg:height="2.256cm" svg:x="9.147cm" svg:y="0.018cm" draw:caption-point-x="-9.147cm" draw:caption-point-y="-0.018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79636</text:p>
          </table:table-cell>
          <table:table-cell table:style-name="ce26" office:value-type="float" office:value="181718">
            <text:p>181718</text:p>
          </table:table-cell>
          <table:table-cell table:style-name="ce26" office:value-type="float" office:value="182038">
            <text:p>182038</text:p>
          </table:table-cell>
          <table:table-cell table:number-columns-repeated="2" table:style-name="ce26" office:value-type="float" office:value="182363">
            <text:p>182363</text:p>
          </table:table-cell>
          <table:table-cell table:style-name="ce26" office:value-type="float" office:value="187190">
            <text:p>187190</text:p>
          </table:table-cell>
          <table:table-cell table:style-name="ce26" office:value-type="float" office:value="187426">
            <text:p>187426</text:p>
          </table:table-cell>
          <table:table-cell table:style-name="ce27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6" office:value-type="float" office:value="3792">
            <text:p>3792</text:p>
          </table:table-cell>
          <table:table-cell table:number-columns-repeated="2" table:style-name="ce26" office:value-type="float" office:value="3789">
            <text:p>3789</text:p>
          </table:table-cell>
          <table:table-cell table:number-columns-repeated="3" table:style-name="ce26" office:value-type="float" office:value="3790">
            <text:p>3790</text:p>
          </table:table-cell>
          <table:table-cell table:style-name="ce26" office:value-type="float" office:value="3847">
            <text:p>3847</text:p>
          </table:table-cell>
          <table:table-cell table:style-name="ce26" office:value-type="float" office:value="3852">
            <text:p>3852</text:p>
          </table:table-cell>
          <table:table-cell table:style-name="ce27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number-columns-repeated="6" table:style-name="ce26" office:value-type="float" office:value="455">
            <text:p>455</text:p>
          </table:table-cell>
          <table:table-cell table:number-columns-repeated="2" table:style-name="ce26" office:value-type="float" office:value="457">
            <text:p>457</text:p>
          </table:table-cell>
          <table:table-cell table:style-name="ce27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6" office:value-type="float" office:value="432">
            <text:p>432</text:p>
          </table:table-cell>
          <table:table-cell table:number-columns-repeated="2" table:style-name="ce26" office:value-type="float" office:value="436">
            <text:p>436</text:p>
          </table:table-cell>
          <table:table-cell table:style-name="ce26" office:value-type="float" office:value="437">
            <text:p>437</text:p>
          </table:table-cell>
          <table:table-cell table:number-columns-repeated="2" table:style-name="ce26" office:value-type="float" office:value="443">
            <text:p>443</text:p>
          </table:table-cell>
          <table:table-cell table:number-columns-repeated="2" table:style-name="ce26" office:value-type="float" office:value="448">
            <text:p>448</text:p>
          </table:table-cell>
          <table:table-cell table:style-name="ce27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6" table:formula="of:=SUM([.B2:.B5])" office:value-type="float" office:value="185311">
            <text:p>185311</text:p>
          </table:table-cell>
          <table:table-cell table:style-name="ce26" table:formula="of:=SUM([.C2:.C5])" office:value-type="float" office:value="184316">
            <text:p>184316</text:p>
          </table:table-cell>
          <table:table-cell table:style-name="ce26" table:formula="of:=SUM([.D2:.D5])" office:value-type="float" office:value="186398">
            <text:p>186398</text:p>
          </table:table-cell>
          <table:table-cell table:style-name="ce26" table:formula="of:=SUM([.E2:.E5])" office:value-type="float" office:value="186720">
            <text:p>186720</text:p>
          </table:table-cell>
          <table:table-cell table:style-name="ce26" table:formula="of:=SUM([.F2:.F5])" office:value-type="float" office:value="187051">
            <text:p>187051</text:p>
          </table:table-cell>
          <table:table-cell table:style-name="ce26" table:formula="of:=SUM([.G2:.G5])" office:value-type="float" office:value="187051">
            <text:p>187051</text:p>
          </table:table-cell>
          <table:table-cell table:style-name="ce26" table:formula="of:=SUM([.H2:.H5])" office:value-type="float" office:value="191942">
            <text:p>191942</text:p>
          </table:table-cell>
          <table:table-cell table:style-name="ce26" table:formula="of:=SUM([.I2:.I5])" office:value-type="float" office:value="192183">
            <text:p>192183</text:p>
          </table:table-cell>
          <table:table-cell table:style-name="ce26" table:formula="of:=SUM([.J2:.J5])" office:value-type="float" office:value="0">
            <text:p>0</text:p>
          </table:table-cell>
          <table:table-cell table:style-name="ce26" table:formula="of:=SUM([.K2:.K5])" office:value-type="float" office:value="0">
            <text:p>0</text:p>
          </table:table-cell>
          <table:table-cell table:style-name="ce26" table:formula="of:=SUM([.L2:.L5])" office:value-type="float" office:value="0">
            <text:p>0</text:p>
          </table:table-cell>
          <table:table-cell table:style-name="ce26" table:formula="of:=SUM([.M2:.M5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24" office:value-type="string">
            <text:p>Total cross references </text:p>
          </table:table-cell>
          <table:table-cell table:style-name="ce25" office:value-type="float" office:value="56">
            <text:p>Rel. 56</text:p>
          </table:table-cell>
          <table:table-cell table:style-name="ce25" office:value-type="float" office:value="57">
            <text:p>Rel. 57</text:p>
          </table:table-cell>
          <table:table-cell table:style-name="ce25" office:value-type="float" office:value="58">
            <text:p>Rel. 58</text:p>
          </table:table-cell>
          <table:table-cell table:style-name="ce25" office:value-type="float" office:value="59">
            <text:p>Rel. 59</text:p>
          </table:table-cell>
          <table:table-cell table:style-name="ce25" office:value-type="float" office:value="60">
            <text:p>Rel. 60</text:p>
          </table:table-cell>
          <table:table-cell table:style-name="ce25" office:value-type="float" office:value="61">
            <text:p>Rel. 61</text:p>
          </table:table-cell>
          <table:table-cell table:style-name="ce25" office:value-type="float" office:value="62">
            <text:p>Rel. 62</text:p>
          </table:table-cell>
          <table:table-cell table:style-name="ce25" office:value-type="float" office:value="63">
            <text:p>Rel. 63</text:p>
          </table:table-cell>
          <table:table-cell table:style-name="ce25" office:value-type="float" office:value="64">
            <text:p>Rel. 64</text:p>
          </table:table-cell>
          <table:table-cell table:style-name="ce25" office:value-type="float" office:value="65">
            <text:p>Rel. 65</text:p>
          </table:table-cell>
          <table:table-cell table:style-name="ce25" office:value-type="float" office:value="66">
            <text:p>Rel. 66</text:p>
          </table:table-cell>
          <table:table-cell table:style-name="ce25" office:value-type="float" office:value="67">
            <text:p>Rel. 67</text:p>
          </table:table-cell>
          <table:table-cell table:style-name="ce31" table:number-columns-repeated="209"/>
          <table:table-cell table:number-columns-repeated="34"/>
          <table:table-cell table:style-name="ce31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7" office:value-type="float" office:value="188620">
            <text:p>188620</text:p>
          </table:table-cell>
          <table:table-cell table:style-name="ce10" office:value-type="float" office:value="187743">
            <office:annotation draw:style-name="gr2" draw:text-style-name="P2" svg:width="2.894cm" svg:height="2.256cm" svg:x="9.147cm" svg:y="2.179cm" draw:caption-point-x="-9.147cm" draw:caption-point-y="-2.179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87743</text:p>
          </table:table-cell>
          <table:table-cell table:style-name="ce10" office:value-type="float" office:value="196309">
            <text:p>196309</text:p>
          </table:table-cell>
          <table:table-cell table:style-name="ce10" office:value-type="float" office:value="190213">
            <text:p>190213</text:p>
          </table:table-cell>
          <table:table-cell table:number-columns-repeated="2" table:style-name="ce10" office:value-type="float" office:value="190549">
            <text:p>190549</text:p>
          </table:table-cell>
          <table:table-cell table:style-name="ce10" office:value-type="float" office:value="195778">
            <text:p>195778</text:p>
          </table:table-cell>
          <table:table-cell table:style-name="ce10" office:value-type="float" office:value="196109">
            <text:p>196109</text:p>
          </table:table-cell>
          <table:table-cell table:style-name="ce10" table:number-columns-repeated="213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7" office:value-type="float" office:value="3797">
            <text:p>3797</text:p>
          </table:table-cell>
          <table:table-cell table:number-columns-repeated="2" table:style-name="ce10" office:value-type="float" office:value="3794">
            <text:p>3794</text:p>
          </table:table-cell>
          <table:table-cell table:number-columns-repeated="3" table:style-name="ce10" office:value-type="float" office:value="3795">
            <text:p>3795</text:p>
          </table:table-cell>
          <table:table-cell table:style-name="ce10" office:value-type="float" office:value="3851">
            <text:p>3851</text:p>
          </table:table-cell>
          <table:table-cell table:style-name="ce10" office:value-type="float" office:value="3856">
            <text:p>3856</text:p>
          </table:table-cell>
          <table:table-cell table:style-name="ce10" table:number-columns-repeated="213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7" office:value-type="float" office:value="1345">
            <text:p>1345</text:p>
          </table:table-cell>
          <table:table-cell table:number-columns-repeated="5" table:style-name="ce10" office:value-type="float" office:value="1345">
            <text:p>1345</text:p>
          </table:table-cell>
          <table:table-cell table:number-columns-repeated="2" table:style-name="ce10" office:value-type="float" office:value="1383">
            <text:p>1383</text:p>
          </table:table-cell>
          <table:table-cell table:style-name="ce10" table:number-columns-repeated="3"/>
          <table:table-cell table:style-name="ce29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7" office:value-type="float" office:value="1283">
            <text:p>1283</text:p>
          </table:table-cell>
          <table:table-cell table:number-columns-repeated="2" table:style-name="ce10" office:value-type="float" office:value="1289">
            <text:p>1289</text:p>
          </table:table-cell>
          <table:table-cell table:style-name="ce10" office:value-type="float" office:value="1290">
            <text:p>1290</text:p>
          </table:table-cell>
          <table:table-cell table:number-columns-repeated="2" table:style-name="ce10" office:value-type="float" office:value="1304">
            <text:p>1304</text:p>
          </table:table-cell>
          <table:table-cell table:number-columns-repeated="2" table:style-name="ce10" office:value-type="float" office:value="1318">
            <text:p>1318</text:p>
          </table:table-cell>
          <table:table-cell table:style-name="ce10"/>
          <table:table-cell table:style-name="ce29"/>
          <table:table-cell table:style-name="ce27"/>
          <table:table-cell table:style-name="ce29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" table:formula="of:=SUM([.B8:.B11])" office:value-type="float" office:value="195045">
            <text:p>195045</text:p>
          </table:table-cell>
          <table:table-cell table:style-name="ce2" table:formula="of:=SUM([.C8:.C11])" office:value-type="float" office:value="194171">
            <text:p>194171</text:p>
          </table:table-cell>
          <table:table-cell table:style-name="ce2" table:formula="of:=SUM([.D8:.D11])" office:value-type="float" office:value="202737">
            <text:p>202737</text:p>
          </table:table-cell>
          <table:table-cell table:style-name="ce2" table:formula="of:=SUM([.E8:.E11])" office:value-type="float" office:value="196643">
            <text:p>196643</text:p>
          </table:table-cell>
          <table:table-cell table:style-name="ce2" table:formula="of:=SUM([.F8:.F11])" office:value-type="float" office:value="196993">
            <text:p>196993</text:p>
          </table:table-cell>
          <table:table-cell table:style-name="ce2" table:formula="of:=SUM([.G8:.G11])" office:value-type="float" office:value="196993">
            <text:p>196993</text:p>
          </table:table-cell>
          <table:table-cell table:style-name="ce2" table:formula="of:=SUM([.H8:.H11])" office:value-type="float" office:value="202330">
            <text:p>202330</text:p>
          </table:table-cell>
          <table:table-cell table:style-name="ce2" table:formula="of:=SUM([.I8:.I11])" office:value-type="float" office:value="202666">
            <text:p>202666</text:p>
          </table:table-cell>
          <table:table-cell table:style-name="ce2" table:formula="of:=SUM([.J8:.J11])" office:value-type="float" office:value="0">
            <text:p>0</text:p>
          </table:table-cell>
          <table:table-cell table:style-name="ce2" table:formula="of:=SUM([.K8:.K11])" office:value-type="float" office:value="0">
            <text:p>0</text:p>
          </table:table-cell>
          <table:table-cell table:style-name="ce2" table:formula="of:=SUM([.L8:.L11])" office:value-type="float" office:value="0">
            <text:p>0</text:p>
          </table:table-cell>
          <table:table-cell table:style-name="ce2" table:formula="of:=SUM([.M8:.M11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28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6" table:end-x="1.696cm" table:end-y="0.399cm" draw:z-index="0" draw:name="Unique external cross-referenced entries" draw:style-name="gr1" svg:width="28.709cm" svg:height="9.785cm" svg:x="1.913cm" svg:y="0.054cm">
              <draw:object draw:notify-on-update-of-ranges="xrefs.B1:xrefs.M1 xrefs.A2:xrefs.A2 xrefs.B2:xrefs.M2 xrefs.A3:xrefs.A3 xrefs.B3:xrefs.M3 xrefs.A4:xrefs.A4 xrefs.B4:xrefs.M4 xrefs.A5:xrefs.A5 xrefs.B5:xrefs.M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8"/>
          <table:table-cell table:number-columns-repeated="8"/>
          <table:table-cell table:style-name="ce8"/>
          <table:table-cell table:style-name="ce4" table:number-columns-repeated="2"/>
          <table:table-cell table:number-columns-repeated="2"/>
          <table:table-cell table:style-name="ce17"/>
          <table:table-cell table:style-name="ce14" table:number-columns-repeated="2"/>
          <table:table-cell table:number-columns-repeated="1006"/>
        </table:table-row>
        <table:table-row table:style-name="ro4">
          <table:table-cell/>
          <table:table-cell table:style-name="ce28"/>
          <table:table-cell table:number-columns-repeated="8"/>
          <table:table-cell table:style-name="ce8"/>
          <table:table-cell table:number-columns-repeated="4"/>
          <table:table-cell table:style-name="ce16"/>
          <table:table-cell table:style-name="ce13" table:number-columns-repeated="2"/>
          <table:table-cell table:number-columns-repeated="1006"/>
        </table:table-row>
        <table:table-row table:style-name="ro2" table:number-rows-repeated="4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5"/>
          <table:table-cell table:style-name="ce12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17"/>
          <table:table-cell table:style-name="ce14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1" table:end-x="1.641cm" table:end-y="0.253cm" draw:z-index="1" draw:style-name="gr1" svg:width="28.682cm" svg:height="10.054cm" svg:x="1.885cm" svg:y="0.406cm">
              <draw:object draw:notify-on-update-of-ranges="xrefs.B7:xrefs.M7 xrefs.A8:xrefs.A8 xrefs.B8:xrefs.M8 xrefs.A9:xrefs.A9 xrefs.B9:xrefs.M9 xrefs.A10:xrefs.A10 xrefs.B10:xrefs.M10 xrefs.A11:xrefs.A11 xrefs.B11:xrefs.M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33" office:value-type="float" office:value="56">
            <text:p>Rel. 56</text:p>
          </table:table-cell>
          <table:table-cell table:style-name="ce33" office:value-type="float" office:value="57">
            <text:p>Rel. 57</text:p>
          </table:table-cell>
          <table:table-cell table:style-name="ce33" office:value-type="float" office:value="58">
            <text:p>Rel. 58</text:p>
          </table:table-cell>
          <table:table-cell table:style-name="ce33" office:value-type="float" office:value="59">
            <text:p>Rel. 59</text:p>
          </table:table-cell>
          <table:table-cell table:style-name="ce33" office:value-type="float" office:value="60">
            <text:p>Rel. 60</text:p>
          </table:table-cell>
          <table:table-cell table:style-name="ce33" office:value-type="float" office:value="61">
            <text:p>Rel. 61</text:p>
          </table:table-cell>
          <table:table-cell table:style-name="ce33" office:value-type="float" office:value="62">
            <text:p>Rel. 62</text:p>
          </table:table-cell>
          <table:table-cell table:style-name="ce33" office:value-type="float" office:value="63">
            <text:p>Rel. 63</text:p>
          </table:table-cell>
          <table:table-cell table:style-name="ce33" office:value-type="float" office:value="64">
            <text:p>Rel. 64</text:p>
          </table:table-cell>
          <table:table-cell table:style-name="ce33" office:value-type="float" office:value="65">
            <text:p>Rel. 65</text:p>
          </table:table-cell>
          <table:table-cell table:style-name="ce33" office:value-type="float" office:value="66">
            <text:p>Rel. 66</text:p>
          </table:table-cell>
          <table:table-cell table:style-name="ce33" office:value-type="float" office:value="67">
            <text:p>Rel. 67</text:p>
          </table:table-cell>
          <table:table-cell table:style-name="ce34" table:number-columns-repeated="11"/>
          <table:table-cell table:style-name="ce5" table:number-columns-repeated="1000"/>
        </table:table-row>
        <table:table-row table:style-name="ro3">
          <table:table-cell table:style-name="ce10"/>
          <table:table-cell table:style-name="ce2" office:value-type="float" office:value="19493">
            <text:p>19493</text:p>
          </table:table-cell>
          <table:table-cell table:number-columns-repeated="2" table:style-name="ce2" office:value-type="float" office:value="19771">
            <text:p>19771</text:p>
          </table:table-cell>
          <table:table-cell table:style-name="ce2" office:value-type="float" office:value="19786">
            <text:p>19786</text:p>
          </table:table-cell>
          <table:table-cell table:number-columns-repeated="2" table:style-name="ce10" office:value-type="float" office:value="19982">
            <text:p>19982</text:p>
          </table:table-cell>
          <table:table-cell table:style-name="ce10" office:value-type="float" office:value="20186">
            <text:p>20186</text:p>
          </table:table-cell>
          <table:table-cell table:style-name="ce10" office:value-type="float" office:value="20233">
            <text:p>20233</text:p>
          </table:table-cell>
          <table:table-cell table:style-name="ce10"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0.307cm" svg:x="1.764cm" svg:y="0.118cm">
              <draw:object draw:notify-on-update-of-ranges="Synonyms.B1:Synonyms.M1 Synonyms.B2:Synonyms.M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4">14/10/2010</text:date>, <text:time>14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Alcántara</meta:initial-creator>
    <meta:creation-date>2006-10-25T11:41:59</meta:creation-date>
    <dc:creator>Rafael Alcántara</dc:creator>
    <dc:date>2010-10-14T14:14:43</dc:date>
    <meta:print-date>1601-01-02T00:00:00</meta:print-date>
    <meta:editing-cycles>96</meta:editing-cycles>
    <meta:editing-duration>PT18H52M14S</meta:editing-duration>
    <meta:generator>OpenOffice.org/3.0$Unix OpenOffice.org_project/300m15$Build-9379</meta:generator>
    <meta:document-statistic meta:table-count="4" meta:cell-count="337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 style:data-style-name="N0">
      <style:graphic-properties draw:stroke="none" draw:fill-color="#83caff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11" style:family="chart" style:data-style-name="N0">
      <style:graphic-properties draw:stroke="none" draw:fill-color="#00cccc"/>
      <style:text-properties fo:font-size="6pt" style:font-size-asian="6pt" style:font-size-complex="6pt"/>
    </style:style>
    <style:style style:name="ch12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3" style:family="chart" style:data-style-name="N0">
      <style:graphic-properties draw:stroke="none" draw:fill-color="#ffcc99"/>
      <style:text-properties fo:font-size="6pt" style:font-size-asian="6pt" style:font-size-complex="6pt"/>
    </style:style>
    <style:style style:name="ch14" style:family="chart" style:data-style-name="N0">
      <style:graphic-properties draw:stroke="none" draw:fill-color="#4c1900"/>
      <style:text-properties fo:font-size="6pt" style:font-size-asian="6pt" style:font-size-complex="6pt"/>
    </style:style>
    <style:style style:name="ch15" style:family="chart" style:data-style-name="N0">
      <style:graphic-properties draw:stroke="none" draw:fill-color="#996633"/>
      <style:text-properties fo:font-size="6pt" style:font-size-asian="6pt" style:font-size-complex="6pt"/>
    </style:style>
    <style:style style:name="ch16" style:family="chart">
      <style:graphic-properties svg:stroke-width="0.035cm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32.009cm" svg:height="13.542cm" chart:class="chart:bar" chart:style-name="ch1">
        <chart:legend chart:legend-position="end" svg:x="25.418cm" svg:y="4.961cm" chart:style-name="ch2"/>
        <chart:plot-area chart:style-name="ch3" table:cell-range-address="'Enzyme entries'.C1:'Enzyme entries'.O9" chart:data-source-has-labels="both" svg:x="1.076cm" svg:y="0.268cm" svg:width="23.702cm" svg:height="12.727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48cm" svg:y="8.164cm" chart:style-name="ch6">
              <text:p>Number of entries</text:p>
            </chart:title>
            <chart:grid chart:class="major"/>
          </chart:axis>
          <chart:series chart:style-name="ch7" chart:values-cell-range-address="'Enzyme entries'.D2:'Enzyme entries'.O2" chart:label-cell-address="'Enzyme entries'.C2:'Enzyme entries'.C2" chart:class="chart:bar">
            <chart:data-point chart:style-name="ch8"/>
            <chart:data-point chart:repeated="11"/>
          </chart:series>
          <chart:series chart:style-name="ch9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0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1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2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3" chart:values-cell-range-address="'Enzyme entries'.D7:'Enzyme entries'.O7" chart:label-cell-address="'Enzyme entries'.C7:'Enzyme entries'.C7" chart:class="chart:bar">
            <chart:data-point chart:repeated="12"/>
          </chart:series>
          <chart:series chart:style-name="ch14" chart:values-cell-range-address="'Enzyme entries'.D8:'Enzyme entries'.O8" chart:label-cell-address="'Enzyme entries'.C8:'Enzyme entries'.C8" chart:class="chart:bar">
            <chart:data-point chart:repeated="12"/>
          </chart:series>
          <chart:series chart:style-name="ch15" chart:values-cell-range-address="'Enzyme entries'.D9:'Enzyme entries'.O9" chart:label-cell-address="'Enzyme entries'.C9:'Enzyme entries'.C9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55">
                <text:p text:id="'Enzyme entries'.D2:'Enzyme entries'.O2">4155</text:p>
              </table:table-cell>
              <table:table-cell office:value-type="float" office:value="4206">
                <text:p>4206</text:p>
              </table:table-cell>
              <table:table-cell office:value-type="float" office:value="4206">
                <text:p>4206</text:p>
              </table:table-cell>
              <table:table-cell office:value-type="float" office:value="4211">
                <text:p>4211</text:p>
              </table:table-cell>
              <table:table-cell office:value-type="float" office:value="4257">
                <text:p>4257</text:p>
              </table:table-cell>
              <table:table-cell office:value-type="float" office:value="4257">
                <text:p>4257</text:p>
              </table:table-cell>
              <table:table-cell office:value-type="float" office:value="4301">
                <text:p>4301</text:p>
              </table:table-cell>
              <table:table-cell office:value-type="float" office:value="4315">
                <text:p>4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62">
                <text:p text:id="'Enzyme entries'.D3:'Enzyme entries'.O3">1062</text:p>
              </table:table-cell>
              <table:table-cell office:value-type="float" office:value="1066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77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090">
                <text:p>1090</text:p>
              </table:table-cell>
              <table:table-cell office:value-type="float" office:value="1094">
                <text:p>1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ELIMINARY – Active Y</text:p>
              </table:table-cell>
              <table:table-cell office:value-type="float" office:value="1.#NAN">
                <text:p text:id="'Enzyme entries'.D4:'Enzyme entries'.O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ELIMINARY – Active N</text:p>
              </table:table-cell>
              <table:table-cell office:value-type="float" office:value="1.#NAN">
                <text:p text:id="'Enzyme entries'.D5:'Enzyme entries'.O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PROPOSED  new entries</text:p>
              </table:table-cell>
              <table:table-cell office:value-type="float" office:value="52">
                <text:p text:id="'Enzyme entries'.D6:'Enzyme entries'.O6"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PROPOSED  changes</text:p>
              </table:table-cell>
              <table:table-cell office:value-type="float" office:value="4">
                <text:p text:id="'Enzyme entries'.D7:'Enzyme entries'.O7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8:'Enzyme entries'.C8">SUGGESTED  new entries</text:p>
              </table:table-cell>
              <table:table-cell office:value-type="float" office:value="1.#NAN">
                <text:p text:id="'Enzyme entries'.D8:'Enzyme entries'.O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9:'Enzyme entries'.C9">SUGGESTED  changes</text:p>
              </table:table-cell>
              <table:table-cell office:value-type="float" office:value="1.#NAN">
                <text:p text:id="'Enzyme entries'.D9:'Enzyme entries'.O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visible="true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6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9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30.818cm" svg:height="10.955cm" chart:class="chart:bar" chart:style-name="ch1">
        <chart:legend chart:legend-position="end" svg:x="25.418cm" svg:y="4.932cm" chart:style-name="ch2"/>
        <chart:plot-area chart:style-name="ch3" table:cell-range-address="'Enzyme entries'.E1:'Enzyme entries'.O1 'Enzyme entries'.C11:'Enzyme entries'.O13" chart:data-source-has-labels="both" svg:x="1.031cm" svg:y="0.218cm" svg:width="23.771cm" svg:height="10.298cm">
          <chart:axis chart:dimension="x" chart:name="primary-x" chart:style-name="ch4">
            <chart:categories table:cell-range-address="'Enzyme entries'.E1:'Enzyme entries'.O1"/>
          </chart:axis>
          <chart:axis chart:dimension="y" chart:name="primary-y" chart:style-name="ch5">
            <chart:title svg:x="0.625cm" svg:y="6.895cm" chart:style-name="ch6">
              <text:p>Number of entries</text:p>
            </chart:title>
            <chart:grid chart:class="major"/>
          </chart:axis>
          <chart:series chart:style-name="ch7" chart:values-cell-range-address="'Enzyme entries'.D11:'Enzyme entries'.O11" chart:label-cell-address="'Enzyme entries'.C11:'Enzyme entries'.C11" chart:class="chart:bar">
            <chart:data-point chart:repeated="12"/>
          </chart:series>
          <chart:series chart:style-name="ch8" chart:values-cell-range-address="'Enzyme entries'.D12:'Enzyme entries'.O12" chart:label-cell-address="'Enzyme entries'.C12:'Enzyme entries'.C12" chart:class="chart:bar">
            <chart:data-point chart:repeated="12"/>
          </chart:series>
          <chart:series chart:style-name="ch9" chart:values-cell-range-address="'Enzyme entries'.D13:'Enzyme entries'.O13" chart:label-cell-address="'Enzyme entries'.C13:'Enzyme entries'.C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E1:'Enzyme entries'.O1"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11:'Enzyme entries'.C11">APPROVED (enzyme.dat)</text:p>
              </table:table-cell>
              <table:table-cell office:value-type="float" office:value="4905">
                <text:p text:id="'Enzyme entries'.D11:'Enzyme entries'.O11">4905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65">
                <text:p>4965</text:p>
              </table:table-cell>
              <table:table-cell office:value-type="float" office:value="5011">
                <text:p>5011</text:p>
              </table:table-cell>
              <table:table-cell office:value-type="float" office:value="5011">
                <text:p>5011</text:p>
              </table:table-cell>
              <table:table-cell office:value-type="float" office:value="5059">
                <text:p>5059</text:p>
              </table:table-cell>
              <table:table-cell office:value-type="float" office:value="5075">
                <text:p>5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2:'Enzyme entries'.C12">PRELIMINARY (enzyme.dat)</text:p>
              </table:table-cell>
              <table:table-cell office:value-type="float" office:value="1.#NAN">
                <text:p text:id="'Enzyme entries'.D12:'Enzyme entries'.O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3:'Enzyme entries'.C13">PROPOSED (enzyme.dat)</text:p>
              </table:table-cell>
              <table:table-cell office:value-type="float" office:value="56">
                <text:p text:id="'Enzyme entries'.D13:'Enzyme entries'.O13"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origin="0" chart:overlap="100" chart:reverse-direction="false" text:line-break="false" chart:link-data-style-to-source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 style:data-style-name="N0">
      <style:graphic-properties draw:fill-color="#9999ff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 style:data-style-name="N0">
      <style:graphic-properties draw:fill-color="#993366"/>
      <style:text-properties fo:font-size="6pt" style:font-size-asian="6pt" style:font-size-complex="6pt"/>
    </style:style>
    <style:style style:name="ch11" style:family="chart" style:data-style-name="N0">
      <style:graphic-properties draw:fill-color="#ffffcc"/>
      <style:text-properties fo:font-size="6pt" style:font-size-asian="6pt" style:font-size-complex="6pt"/>
    </style:style>
    <style:style style:name="ch12" style:family="chart" style:data-style-name="N0">
      <style:graphic-properties draw:fill-color="#ccffff"/>
      <style:text-properties fo:font-size="6pt" style:font-size-asian="6pt" style:font-size-complex="6pt"/>
    </style:style>
    <style:style style:name="ch13" style:family="chart" style:data-style-name="N0">
      <style:graphic-properties draw:fill-color="#660066"/>
      <style:text-properties fo:font-size="6pt" style:font-size-asian="6pt" style:font-size-complex="6pt"/>
    </style:style>
    <style:style style:name="ch14" style:family="chart" style:data-style-name="N0">
      <style:graphic-properties draw:fill-color="#ff8080"/>
      <style:text-properties fo:font-size="6pt" style:font-size-asian="6pt" style:font-size-complex="6pt"/>
    </style:style>
    <style:style style:name="ch15" style:family="chart" style:data-style-name="N0">
      <style:graphic-properties draw:fill-color="#0066cc"/>
      <style:text-properties fo:font-size="6pt" style:font-size-asian="6pt" style:font-size-complex="6pt"/>
    </style:style>
    <style:style style:name="ch16" style:family="chart" style:data-style-name="N0">
      <style:graphic-properties draw:fill-color="#ccccff"/>
      <style:text-properties fo:font-size="6pt" style:font-size-asian="6pt" style:font-size-complex="6pt"/>
    </style:style>
    <style:style style:name="ch17" style:family="chart" style:data-style-name="N0">
      <style:graphic-properties draw:fill-color="#000080"/>
      <style:text-properties fo:font-size="6pt" style:font-size-asian="6pt" style:font-size-complex="6pt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30.476cm" svg:height="13.169cm" chart:class="chart:bar" chart:row-mapping="0 1 1 4 1 1 2 3" chart:style-name="ch1">
        <chart:legend chart:legend-position="end" svg:x="27.305cm" svg:y="4.116cm" chart:style-name="ch2"/>
        <chart:plot-area chart:style-name="ch3" table:cell-range-address="links.B1:links.M5 links.A2:links.M6 links.A8:links.M8 links.A1:links.A1" chart:data-source-has-labels="both" svg:x="1.017cm" svg:y="0.261cm" svg:width="25.68cm" svg:height="12.325cm">
          <chart:axis chart:dimension="x" chart:name="primary-x" chart:style-name="ch4">
            <chart:title svg:x="12.787cm" svg:y="12.238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8cm" svg:y="7.488cm" chart:style-name="ch7">
              <text:p>Number of links</text:p>
            </chart:title>
            <chart:grid chart:class="major"/>
          </chart:axis>
          <chart:series chart:style-name="ch8" chart:values-cell-range-address="links.B2:links.M2" chart:label-cell-address="links.A2:links.A2" chart:class="chart:bar">
            <chart:data-point chart:style-name="ch9"/>
            <chart:data-point chart:repeated="11"/>
          </chart:series>
          <chart:series chart:style-name="ch10" chart:values-cell-range-address="links.B3:links.M3" chart:label-cell-address="links.A3:links.A3" chart:class="chart:bar">
            <chart:data-point chart:repeated="12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6:links.M6" chart:label-cell-address="links.A6:links.A6" chart:class="chart:bar">
            <chart:data-point chart:repeated="12"/>
          </chart:series>
          <chart:series chart:style-name="ch13" chart:values-cell-range-address="links.B3:links.M3" chart:label-cell-address="links.A3:links.A3" chart:class="chart:bar">
            <chart:data-point chart:repeated="12"/>
          </chart:series>
          <chart:series chart:style-name="ch14" chart:values-cell-range-address="links.B3:links.M3" chart:label-cell-address="links.A3:links.A3" chart:class="chart:bar">
            <chart:data-point chart:repeated="12"/>
          </chart:series>
          <chart:series chart:style-name="ch15" chart:values-cell-range-address="links.B4:links.M4" chart:label-cell-address="links.A4:links.A4" chart:class="chart:bar">
            <chart:data-point chart:repeated="12"/>
          </chart:series>
          <chart:series chart:style-name="ch16" chart:values-cell-range-address="links.B5:links.M5" chart:label-cell-address="links.A5:links.A5" chart:class="chart:bar">
            <chart:data-point chart:repeated="12"/>
          </chart:series>
          <chart:series chart:style-name="ch17" chart:values-cell-range-address="links.B8:links.M8" chart:label-cell-address="links.A8:links.A8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5">
                <text:p text:id="links.B2:links.M2">3395</text:p>
              </table:table-cell>
              <table:table-cell office:value-type="float" office:value="3396">
                <text:p>3396</text:p>
              </table:table-cell>
              <table:table-cell office:value-type="float" office:value="3413">
                <text:p>3413</text:p>
              </table:table-cell>
              <table:table-cell office:value-type="float" office:value="3413">
                <text:p>3413</text:p>
              </table:table-cell>
              <table:table-cell office:value-type="float" office:value="3411">
                <text:p>3411</text:p>
              </table:table-cell>
              <table:table-cell office:value-type="float" office:value="3411">
                <text:p>3411</text:p>
              </table:table-cell>
              <table:table-cell office:value-type="float" office:value="3410">
                <text:p>3410</text:p>
              </table:table-cell>
              <table:table-cell office:value-type="float" office:value="3409">
                <text:p>34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9">
                <text:p text:id="links.B6:links.M6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M4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M5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visible="true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71cm" svg:height="9.786cm" chart:class="chart:bar" chart:style-name="ch1">
        <chart:legend chart:legend-position="end" svg:x="25.609cm" svg:y="3.778cm" chart:style-name="ch2"/>
        <chart:plot-area chart:style-name="ch3" table:cell-range-address="xrefs.A1:xrefs.M5" chart:data-source-has-labels="both" svg:x="0.946cm" svg:y="0.194cm" svg:width="24.089cm" svg:height="9.197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83cm" svg:y="7.429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0632">
                <text:p text:id="xrefs.B2:xrefs.M2">180632</text:p>
              </table:table-cell>
              <table:table-cell office:value-type="float" office:value="179636">
                <text:p>179636</text:p>
              </table:table-cell>
              <table:table-cell office:value-type="float" office:value="181718">
                <text:p>181718</text:p>
              </table:table-cell>
              <table:table-cell office:value-type="float" office:value="182038">
                <text:p>182038</text:p>
              </table:table-cell>
              <table:table-cell office:value-type="float" office:value="182363">
                <text:p>182363</text:p>
              </table:table-cell>
              <table:table-cell office:value-type="float" office:value="182363">
                <text:p>182363</text:p>
              </table:table-cell>
              <table:table-cell office:value-type="float" office:value="187190">
                <text:p>187190</text:p>
              </table:table-cell>
              <table:table-cell office:value-type="float" office:value="187426">
                <text:p>1874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92">
                <text:p text:id="xrefs.B3:xrefs.M3">3792</text:p>
              </table:table-cell>
              <table:table-cell office:value-type="float" office:value="3789">
                <text:p>3789</text:p>
              </table:table-cell>
              <table:table-cell office:value-type="float" office:value="3789">
                <text:p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847">
                <text:p>3847</text:p>
              </table:table-cell>
              <table:table-cell office:value-type="float" office:value="3852">
                <text:p>38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5">
                <text:p text:id="xrefs.B4:xrefs.M4"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32">
                <text:p text:id="xrefs.B5:xrefs.M5">432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683cm" svg:height="10.055cm" chart:class="chart:bar" chart:style-name="ch1">
        <chart:legend chart:legend-position="end" svg:x="25.57cm" svg:y="3.917cm" chart:style-name="ch2"/>
        <chart:plot-area chart:style-name="ch3" table:cell-range-address="xrefs.A7:xrefs.M11" chart:data-source-has-labels="both" svg:x="0.944cm" svg:y="0.201cm" svg:width="24.052cm" svg:height="9.452cm">
          <chart:axis chart:dimension="x" chart:name="primary-x" chart:style-name="ch4">
            <chart:categories table:cell-range-address="xrefs.B7:xrefs.M7"/>
          </chart:axis>
          <chart:axis chart:dimension="y" chart:name="primary-y" chart:style-name="ch5">
            <chart:title svg:x="0.581cm" svg:y="7.309cm" chart:style-name="ch6">
              <text:p>Total cross references</text:p>
            </chart:title>
            <chart:grid chart:class="major"/>
          </chart:axis>
          <chart:series chart:style-name="ch7" chart:values-cell-range-address="xrefs.B8:xrefs.M8" chart:label-cell-address="xrefs.A8:xrefs.A8" chart:class="chart:bar">
            <chart:data-point chart:repeated="12"/>
          </chart:series>
          <chart:series chart:style-name="ch8" chart:values-cell-range-address="xrefs.B9:xrefs.M9" chart:label-cell-address="xrefs.A9:xrefs.A9" chart:class="chart:bar">
            <chart:data-point chart:repeated="12"/>
          </chart:series>
          <chart:series chart:style-name="ch9" chart:values-cell-range-address="xrefs.B10:xrefs.M10" chart:label-cell-address="xrefs.A10:xrefs.A10" chart:class="chart:bar">
            <chart:data-point chart:repeated="12"/>
          </chart:series>
          <chart:series chart:style-name="ch10" chart:values-cell-range-address="xrefs.B11:xrefs.M11" chart:label-cell-address="xrefs.A11:xrefs.A1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7:xrefs.M7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8:xrefs.A8">SWISSPROT </text:p>
              </table:table-cell>
              <table:table-cell office:value-type="float" office:value="188620">
                <text:p text:id="xrefs.B8:xrefs.M8">188620</text:p>
              </table:table-cell>
              <table:table-cell office:value-type="float" office:value="187743">
                <text:p>187743</text:p>
              </table:table-cell>
              <table:table-cell office:value-type="float" office:value="196309">
                <text:p>196309</text:p>
              </table:table-cell>
              <table:table-cell office:value-type="float" office:value="190213">
                <text:p>190213</text:p>
              </table:table-cell>
              <table:table-cell office:value-type="float" office:value="190549">
                <text:p>190549</text:p>
              </table:table-cell>
              <table:table-cell office:value-type="float" office:value="190549">
                <text:p>190549</text:p>
              </table:table-cell>
              <table:table-cell office:value-type="float" office:value="195778">
                <text:p>195778</text:p>
              </table:table-cell>
              <table:table-cell office:value-type="float" office:value="196109">
                <text:p>196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9:xrefs.A9">GO </text:p>
              </table:table-cell>
              <table:table-cell office:value-type="float" office:value="3797">
                <text:p text:id="xrefs.B9:xrefs.M9">3797</text:p>
              </table:table-cell>
              <table:table-cell office:value-type="float" office:value="3794">
                <text:p>3794</text:p>
              </table:table-cell>
              <table:table-cell office:value-type="float" office:value="3794">
                <text:p>3794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851">
                <text:p>3851</text:p>
              </table:table-cell>
              <table:table-cell office:value-type="float" office:value="3856">
                <text:p>38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PROSITE </text:p>
              </table:table-cell>
              <table:table-cell office:value-type="float" office:value="1345">
                <text:p text:id="xrefs.B10:xrefs.M10"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83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DIAGRAM </text:p>
              </table:table-cell>
              <table:table-cell office:value-type="float" office:value="1283">
                <text:p text:id="xrefs.B11:xrefs.M11">1283</text:p>
              </table:table-cell>
              <table:table-cell office:value-type="float" office:value="1289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318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visible="true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105cm" svg:stroke-color="#9999ff" draw:fill-color="#9999ff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8.633cm" svg:height="10.308cm" chart:class="chart:line" chart:style-name="ch1">
        <chart:plot-area chart:style-name="ch2" table:cell-range-address="Synonyms.B1:Synonyms.M2" chart:data-source-has-labels="row" svg:x="0.943cm" svg:y="0.204cm" svg:width="27.118cm" svg:height="9.891cm">
          <chart:axis chart:dimension="x" chart:name="primary-x" chart:style-name="ch3">
            <chart:title svg:x="12.984cm" svg:y="9.54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3cm" svg:y="7.273cm" chart:style-name="ch6">
              <text:p>Number of synonyms</text:p>
            </chart:title>
            <chart:grid chart:class="major"/>
          </chart:axis>
          <chart:series chart:style-name="ch7" chart:values-cell-range-address="Synonyms.B2:Synonyms.M2" chart:class="chart:line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493">
                <text:p text:id="Synonyms.B2:Synonyms.M2">19493</text:p>
              </table:table-cell>
              <table:table-cell office:value-type="float" office:value="19771">
                <text:p>19771</text:p>
              </table:table-cell>
              <table:table-cell office:value-type="float" office:value="19771">
                <text:p>19771</text:p>
              </table:table-cell>
              <table:table-cell office:value-type="float" office:value="19786">
                <text:p>19786</text:p>
              </table:table-cell>
              <table:table-cell office:value-type="float" office:value="19982">
                <text:p>19982</text:p>
              </table:table-cell>
              <table:table-cell office:value-type="float" office:value="19982">
                <text:p>19982</text:p>
              </table:table-cell>
              <table:table-cell office:value-type="float" office:value="20186">
                <text:p>20186</text:p>
              </table:table-cell>
              <table:table-cell office:value-type="float" office:value="20233">
                <text:p>20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